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ff" draw:textarea-horizontal-align="center" draw:textarea-vertical-align="middle"/>
    </style:style>
    <style:style style:name="gr9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10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color="#ffffff" fo:font-size="12pt" style:font-size-asian="12pt" style:font-size-complex="12pt"/>
    </style:style>
    <style:style style:name="P4" style:family="paragraph">
      <style:paragraph-properties fo:text-align="start"/>
      <style:text-properties fo:font-size="8pt" fo:font-style="italic" style:font-size-asian="8pt" style:font-style-asian="italic" style:font-size-complex="8pt" style:font-style-complex="italic"/>
    </style:style>
    <style:style style:name="P5" style:family="paragraph">
      <style:paragraph-properties fo:text-align="start"/>
      <style:text-properties fo:color="#cccccc"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ffff" fo:font-size="12pt" style:font-size-asian="12pt" style:font-size-complex="12pt"/>
    </style:style>
    <style:style style:name="T3" style:family="text">
      <style:text-properties fo:color="#cccccc"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cm" svg:height="15.5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4cm" svg:height="1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cm" svg:height="14.5cm" svg:x="1.5cm" svg:y="2.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957cm" svg:height="0.963cm" svg:x="1.8cm" svg:y="1.559cm">
          <draw:text-box>
            <text:p>WebArm</text:p>
          </draw:text-box>
        </draw:frame>
        <draw:custom-shape draw:style-name="gr2" draw:text-style-name="P1" draw:layer="layout" svg:width="11.5cm" svg:height="7.5cm" svg:x="9.5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5cm" svg:height="2.5cm" svg:x="9.5cm" svg:y="4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layer="layout" svg:width="2.957cm" svg:height="0.963cm" svg:x="1.801cm" svg:y="1.56cm">
          <draw:text-box>
            <text:p>WebArm</text:p>
          </draw:text-box>
        </draw:frame>
        <draw:frame draw:style-name="gr3" draw:text-style-name="P2" draw:layer="layout" svg:width="1.632cm" svg:height="0.725cm" svg:x="23cm" svg:y="1.656cm">
          <draw:text-box>
            <text:p text:style-name="P2"><text:span text:style-name="T1">User1</text:span></text:p>
          </draw:text-box>
        </draw:frame>
        <draw:custom-shape draw:style-name="gr4" draw:text-style-name="P1" draw:layer="layout" svg:width="0.741cm" svg:height="0.741cm" svg:x="22.237cm" svg:y="1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cm" svg:height="1cm" svg:x="10.5cm" svg:y="10.5cm">
          <text:p text:style-name="P1">78.3 °С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1cm" svg:x="10.5cm" svg:y="12cm">
          <text:p text:style-name="P1">62.6 °С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73cm" svg:height="0.725cm" svg:x="1.8cm" svg:y="2.8cm">
          <draw:text-box>
            <text:p text:style-name="P3"><text:span text:style-name="T2">Обзор</text:span></text:p>
          </draw:text-box>
        </draw:frame>
        <draw:frame draw:style-name="gr3" draw:text-style-name="P3" draw:layer="layout" svg:width="2.585cm" svg:height="0.725cm" svg:x="1.8cm" svg:y="3.775cm">
          <draw:text-box>
            <text:p text:style-name="P3"><text:span text:style-name="T2">Настройки</text:span></text:p>
          </draw:text-box>
        </draw:frame>
        <draw:frame draw:style-name="gr3" draw:text-style-name="P3" draw:layer="layout" svg:width="3.829cm" svg:height="0.725cm" svg:x="1.8cm" svg:y="4.775cm">
          <draw:text-box>
            <text:p text:style-name="P3"><text:span text:style-name="T2">Журнал событий</text:span></text:p>
          </draw:text-box>
        </draw:frame>
        <draw:frame draw:style-name="gr3" draw:text-style-name="P3" draw:layer="layout" svg:width="3.719cm" svg:height="0.725cm" svg:x="1.8cm" svg:y="5.775cm">
          <draw:text-box>
            <text:p text:style-name="P3"><text:span text:style-name="T2">Архив (графики)</text:span></text:p>
          </draw:text-box>
        </draw:frame>
        <draw:custom-shape draw:style-name="gr6" draw:text-style-name="P1" draw:layer="layout" svg:width="5cm" svg:height="6cm" svg:x="1.8cm" svg:y="10.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605cm" svg:height="0.725cm" svg:x="1.7cm" svg:y="11.675cm">
          <draw:text-box>
            <text:p text:style-name="P2"><text:span text:style-name="T1">Ваавыа вппаыа</text:span></text:p>
          </draw:text-box>
        </draw:frame>
        <draw:frame draw:style-name="gr3" draw:text-style-name="P2" draw:layer="layout" svg:width="3.296cm" svg:height="0.725cm" svg:x="1.7cm" svg:y="12.4cm">
          <draw:text-box>
            <text:p text:style-name="P2"><text:span text:style-name="T1">123 3 ва <text:s/>вава</text:span></text:p>
          </draw:text-box>
        </draw:frame>
        <draw:frame draw:style-name="gr3" draw:text-style-name="P2" draw:layer="layout" svg:width="3.901cm" svg:height="0.725cm" svg:x="2.999cm" svg:y="13.2cm">
          <draw:text-box>
            <text:p text:style-name="P2"><text:span text:style-name="T1">Фыа фыв ыввауа</text:span></text:p>
          </draw:text-box>
        </draw:frame>
        <draw:frame draw:style-name="gr3" draw:text-style-name="P2" draw:layer="layout" svg:width="2.178cm" svg:height="0.725cm" svg:x="1.7cm" svg:y="13.9cm">
          <draw:text-box>
            <text:p text:style-name="P2"><text:span text:style-name="T1">Ава <text:s text:c="2"/>ав </text:span></text:p>
          </draw:text-box>
        </draw:frame>
        <draw:custom-shape draw:style-name="gr7" draw:text-style-name="P5" draw:layer="layout" svg:width="5cm" svg:height="0.8cm" svg:x="1.8cm" svg:y="16cm">
          <text:p text:style-name="P4"><text:span text:style-name="T3">Enter a message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683cm" svg:height="0.725cm" svg:x="1.7cm" svg:y="14.675cm">
          <draw:text-box>
            <text:p text:style-name="P2"><text:span text:style-name="T1">Вы 23</text:span></text:p>
          </draw:text-box>
        </draw:frame>
        <draw:custom-shape draw:style-name="gr6" draw:text-style-name="P1" draw:layer="layout" svg:width="5cm" svg:height="0.7cm" svg:x="1.8cm" svg:y="10.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298cm" svg:height="0.725cm" svg:x="3.57cm" svg:y="10.8cm">
          <draw:text-box>
            <text:p text:style-name="P2"><text:span text:style-name="T1">ЧАТ</text:span></text:p>
          </draw:text-box>
        </draw:frame>
        <draw:frame draw:style-name="gr3" draw:text-style-name="P2" draw:layer="layout" svg:width="3.44cm" svg:height="0.725cm" svg:x="3.399cm" svg:y="15.3cm">
          <draw:text-box>
            <text:p text:style-name="P2"><text:span text:style-name="T1">Ваы ыва выфа</text:span></text:p>
          </draw:text-box>
        </draw:frame>
        <draw:line draw:style-name="gr8" draw:text-style-name="P1" draw:layer="layout" svg:x1="2cm" svg:y1="3.5cm" svg:x2="6.5cm" svg:y2="3.5cm">
          <text:p/>
        </draw:line>
        <draw:line draw:style-name="gr8" draw:text-style-name="P1" draw:layer="layout" svg:x1="2cm" svg:y1="4.5cm" svg:x2="6.5cm" svg:y2="4.5cm">
          <text:p/>
        </draw:line>
        <draw:line draw:style-name="gr8" draw:text-style-name="P1" draw:layer="layout" svg:x1="2cm" svg:y1="5.5cm" svg:x2="6.5cm" svg:y2="5.5cm">
          <text:p/>
        </draw:line>
        <draw:line draw:style-name="gr8" draw:text-style-name="P1" draw:layer="layout" svg:x1="2cm" svg:y1="6.5cm" svg:x2="6.5cm" svg:y2="6.5cm">
          <text:p/>
        </draw:line>
        <draw:custom-shape draw:style-name="gr9" draw:text-style-name="P1" draw:layer="layout" svg:width="17.5cm" svg:height="1cm" svg:x="7.5cm" svg:y="2.7cm">
          <text:p/>
          <draw:enhanced-geometry svg:viewBox="0 0 21600 21600" draw:path-stretchpoint-x="10800" draw:path-stretchpoint-y="10800" draw:text-areas="?f3 ?f4 ?f5 ?f6" draw:type="round-rectangle" draw:modifiers="1898.90109890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24.3cm" svg:y1="2.9cm" svg:x2="24.8cm" svg:y2="3.4cm">
          <text:p/>
        </draw:line>
        <draw:line draw:style-name="gr10" draw:text-style-name="P1" draw:layer="layout" svg:x1="24.8cm" svg:y1="2.9cm" svg:x2="24.3cm" svg:y2="3.4cm">
          <text:p/>
        </draw:line>
        <draw:frame draw:style-name="gr3" draw:text-style-name="P2" draw:layer="layout" svg:width="8.418cm" svg:height="0.725cm" svg:x="7.695cm" svg:y="2.8cm">
          <draw:text-box>
            <text:p text:style-name="P2"><text:span text:style-name="T1">Внимание! Низкая температур продукта</text:span></text:p>
          </draw:text-box>
        </draw:frame>
        <draw:custom-shape draw:style-name="gr2" draw:text-style-name="P1" draw:layer="layout" svg:width="0.5cm" svg:height="0.5cm" svg:x="22.36cm" svg:y="1.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0.336cm" svg:height="0.336cm" svg:x="22.449cm" svg:y="1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9M35S</meta:editing-duration>
    <meta:editing-cycles>3</meta:editing-cycles>
    <meta:generator>OpenOffice.org/3.3$Win32 OpenOffice.org_project/330m20$Build-9567</meta:generator>
    <dc:date>2020-09-28T16:26:39.24</dc:date>
    <meta:document-statistic meta:object-count="35"/>
  </office:meta>
</office:document-meta>
</file>